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36mm" svg:height="90.05mm" svg:x="49.56mm" svg:y="91.37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07 <text:s text:c="3"/>sampled: 1853.732 <text:s text:c="2"/>given: 3800 <text:s text:c="2"/>gain: 2.0499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07 <text:s text:c="3"/>sampled: 1853.732 <text:s text:c="2"/>given: 3800 <text:s text:c="2"/>gain: 2.0499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38 <text:s text:c="3"/>sampled: 1756.146 <text:s text:c="2"/>given: 3600 <text:s text:c="2"/>gain: 2.0499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38 <text:s text:c="3"/>sampled: 1756.146 <text:s text:c="2"/>given: 3600 <text:s text:c="2"/>gain: 2.04994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69 <text:s text:c="3"/>sampled: 1658.56 <text:s text:c="2"/>given: 3400 <text:s text:c="2"/>gain: 2.04997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68 <text:s text:c="3"/>sampled: 1658.459 <text:s text:c="2"/>given: 3400 <text:s text:c="2"/>gain: 2.0500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00 <text:s text:c="3"/>sampled: 1560.974 <text:s text:c="2"/>given: 3200 <text:s text:c="2"/>gain: 2.0500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00 <text:s text:c="3"/>sampled: 1560.974 <text:s text:c="2"/>given: 3200 <text:s text:c="2"/>gain: 2.05000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32 <text:s text:c="3"/>sampled: 1463.489 <text:s text:c="2"/>given: 3000 <text:s text:c="2"/>gain: 2.04989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32 <text:s text:c="3"/>sampled: 1463.489 <text:s text:c="2"/>given: 3000 <text:s text:c="2"/>gain: 2.04989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64 <text:s text:c="3"/>sampled: 1366.003 <text:s text:c="2"/>given: 2800 <text:s text:c="2"/>gain: 2.0497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65 <text:s text:c="3"/>sampled: 1366.104 <text:s text:c="2"/>given: 2800 <text:s text:c="2"/>gain: 2.0496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595 <text:s text:c="3"/>sampled: 1268.417 <text:s text:c="2"/>given: 2600 <text:s text:c="2"/>gain: 2.0497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595 <text:s text:c="3"/>sampled: 1268.417 <text:s text:c="2"/>given: 2600 <text:s text:c="2"/>gain: 2.0497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27 <text:s text:c="3"/>sampled: 1170.932 <text:s text:c="2"/>given: 2400 <text:s text:c="2"/>gain: 2.0496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27 <text:s text:c="3"/>sampled: 1170.932 <text:s text:c="2"/>given: 2400 <text:s text:c="2"/>gain: 2.04964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59 <text:s text:c="3"/>sampled: 1073.447 <text:s text:c="2"/>given: 2200 <text:s text:c="2"/>gain: 2.0494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59 <text:s text:c="3"/>sampled: 1073.447 <text:s text:c="2"/>given: 2200 <text:s text:c="2"/>gain: 2.0494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9918" calcext:value-type="float">
            <text:p>2.04991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918" calcext:value-type="float">
            <text:p>2.04991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943" calcext:value-type="float">
            <text:p>2.04994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943" calcext:value-type="float">
            <text:p>2.04994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971" calcext:value-type="float">
            <text:p>2.049971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095" calcext:value-type="float">
            <text:p>2.050095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002" calcext:value-type="float">
            <text:p>2.0500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50002" calcext:value-type="float">
            <text:p>2.05000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896" calcext:value-type="float">
            <text:p>2.04989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896" calcext:value-type="float">
            <text:p>2.049896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775" calcext:value-type="float">
            <text:p>2.0497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624" calcext:value-type="float">
            <text:p>2.0496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798" calcext:value-type="float">
            <text:p>2.0497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798" calcext:value-type="float">
            <text:p>2.0497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649" calcext:value-type="float">
            <text:p>2.0496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649" calcext:value-type="float">
            <text:p>2.04964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98" calcext:value-type="float">
            <text:p>2.0498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21.32" calcext:value-type="float">
            <text:p>2321.32</text:p>
          </table:table-cell>
          <table:table-cell table:formula="of:=AVERAGE([.A51:.A115])" office:value-type="float" office:value="2322.23669230769" calcext:value-type="float">
            <text:p>2322.23669230769</text:p>
          </table:table-cell>
          <table:table-cell table:formula="of:=AVERAGE([.F51:.F54])" office:value-type="float" office:value="50.04375" calcext:value-type="float">
            <text:p>50.04375</text:p>
          </table:table-cell>
          <table:table-cell table:formula="of:=2*[.C51]" office:value-type="float" office:value="100.0875" calcext:value-type="float">
            <text:p>100.0875</text:p>
          </table:table-cell>
          <table:table-cell table:formula="of:=[.D51]/[.B51]" office:value-type="float" office:value="0.043099611823177" calcext:value-type="float">
            <text:p>0.043099611823177</text:p>
          </table:table-cell>
          <table:table-cell office:value-type="float" office:value="50.044" calcext:value-type="float">
            <text:p>50.044</text:p>
          </table:table-cell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4"/>
          <table:table-cell office:value-type="float" office:value="50.043" calcext:value-type="float">
            <text:p>50.043</text:p>
          </table:table-cell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4"/>
          <table:table-cell office:value-type="float" office:value="50.043" calcext:value-type="float">
            <text:p>50.043</text:p>
          </table:table-cell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4"/>
          <table:table-cell office:value-type="float" office:value="50.045" calcext:value-type="float">
            <text:p>50.045</text:p>
          </table:table-cell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0.715" calcext:value-type="float">
            <text:p>2320.715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1.32" calcext:value-type="float">
            <text:p>2321.32</text:p>
          </table:table-cell>
          <table:table-cell table:number-columns-repeated="5"/>
        </table:table-row>
        <table:table-row table:style-name="ro1">
          <table:table-cell office:value-type="float" office:value="2321.924" calcext:value-type="float">
            <text:p>2321.924</text:p>
          </table:table-cell>
          <table:table-cell table:number-columns-repeated="5"/>
        </table:table-row>
        <table:table-row table:style-name="ro1">
          <table:table-cell office:value-type="float" office:value="2321.823" calcext:value-type="float">
            <text:p>2321.823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1.521" calcext:value-type="float">
            <text:p>2321.521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2.226" calcext:value-type="float">
            <text:p>2322.226</text:p>
          </table:table-cell>
          <table:table-cell table:number-columns-repeated="5"/>
        </table:table-row>
        <table:table-row table:style-name="ro1">
          <table:table-cell office:value-type="float" office:value="2322.226" calcext:value-type="float">
            <text:p>2322.226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2.226" calcext:value-type="float">
            <text:p>2322.226</text:p>
          </table:table-cell>
          <table:table-cell table:number-columns-repeated="5"/>
        </table:table-row>
        <table:table-row table:style-name="ro1">
          <table:table-cell office:value-type="float" office:value="2321.521" calcext:value-type="float">
            <text:p>2321.521</text:p>
          </table:table-cell>
          <table:table-cell table:number-columns-repeated="5"/>
        </table:table-row>
        <table:table-row table:style-name="ro1">
          <table:table-cell office:value-type="float" office:value="2321.521" calcext:value-type="float">
            <text:p>2321.521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2.226" calcext:value-type="float">
            <text:p>2322.226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1.823" calcext:value-type="float">
            <text:p>2321.823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1.924" calcext:value-type="float">
            <text:p>2321.924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0.715" calcext:value-type="float">
            <text:p>2320.715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1.521" calcext:value-type="float">
            <text:p>2321.521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2.226" calcext:value-type="float">
            <text:p>2322.226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3.435" calcext:value-type="float">
            <text:p>2323.435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1.823" calcext:value-type="float">
            <text:p>2321.823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10.846" calcext:value-type="float">
            <text:p>2310.846</text:p>
          </table:table-cell>
          <table:table-cell table:formula="of:=AVERAGE([.A118:.A183])" office:value-type="float" office:value="2310.6231969697" calcext:value-type="float">
            <text:p>2310.6231969697</text:p>
          </table:table-cell>
          <table:table-cell table:formula="of:=AVERAGE([.F118:.F123])" office:value-type="float" office:value="5.00616666666667" calcext:value-type="float">
            <text:p>5.00616666666667</text:p>
          </table:table-cell>
          <table:table-cell table:formula="of:=2*[.C118]" office:value-type="float" office:value="10.0123333333333" calcext:value-type="float">
            <text:p>10.0123333333333</text:p>
          </table:table-cell>
          <table:table-cell table:formula="of:=[.D118]/[.B118]" office:value-type="float" office:value="0.00433317442085069" calcext:value-type="float">
            <text:p>0.004333174420851</text:p>
          </table:table-cell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4"/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4"/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4"/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4"/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float" office:value="2309.839" calcext:value-type="float">
            <text:p>2309.839</text:p>
          </table:table-cell>
          <table:table-cell table:number-columns-repeated="4"/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0.544" calcext:value-type="float">
            <text:p>2310.544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10.846" calcext:value-type="float">
            <text:p>2310.846</text:p>
          </table:table-cell>
          <table:table-cell table:number-columns-repeated="5"/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1.45" calcext:value-type="float">
            <text:p>2311.45</text:p>
          </table:table-cell>
          <table:table-cell table:number-columns-repeated="5"/>
        </table:table-row>
        <table:table-row table:style-name="ro1">
          <table:table-cell office:value-type="float" office:value="2311.551" calcext:value-type="float">
            <text:p>2311.551</text:p>
          </table:table-cell>
          <table:table-cell table:number-columns-repeated="5"/>
        </table:table-row>
        <table:table-row table:style-name="ro1">
          <table:table-cell office:value-type="float" office:value="2310.342" calcext:value-type="float">
            <text:p>2310.342</text:p>
          </table:table-cell>
          <table:table-cell table:number-columns-repeated="5"/>
        </table:table-row>
        <table:table-row table:style-name="ro1">
          <table:table-cell office:value-type="float" office:value="2310.846" calcext:value-type="float">
            <text:p>2310.846</text:p>
          </table:table-cell>
          <table:table-cell table:number-columns-repeated="5"/>
        </table:table-row>
        <table:table-row table:style-name="ro1">
          <table:table-cell office:value-type="float" office:value="2311.853" calcext:value-type="float">
            <text:p>2311.853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0.342" calcext:value-type="float">
            <text:p>2310.342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10.443" calcext:value-type="float">
            <text:p>2310.443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09.939" calcext:value-type="float">
            <text:p>2309.939</text:p>
          </table:table-cell>
          <table:table-cell table:number-columns-repeated="5"/>
        </table:table-row>
        <table:table-row table:style-name="ro1">
          <table:table-cell office:value-type="float" office:value="2310.947" calcext:value-type="float">
            <text:p>2310.947</text:p>
          </table:table-cell>
          <table:table-cell table:number-columns-repeated="5"/>
        </table:table-row>
        <table:table-row table:style-name="ro1">
          <table:table-cell office:value-type="float" office:value="2310.544" calcext:value-type="float">
            <text:p>2310.544</text:p>
          </table:table-cell>
          <table:table-cell table:number-columns-repeated="5"/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0.947" calcext:value-type="float">
            <text:p>2310.947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1.249" calcext:value-type="float">
            <text:p>2311.249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1.752" calcext:value-type="float">
            <text:p>2311.752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09.939" calcext:value-type="float">
            <text:p>2309.939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09.637" calcext:value-type="float">
            <text:p>2309.637</text:p>
          </table:table-cell>
          <table:table-cell table:number-columns-repeated="5"/>
        </table:table-row>
        <table:table-row table:style-name="ro1">
          <table:table-cell office:value-type="float" office:value="2309.939" calcext:value-type="float">
            <text:p>2309.939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0.04" calcext:value-type="float">
            <text:p>2310.04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1.652" calcext:value-type="float">
            <text:p>2311.652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0.645" calcext:value-type="float">
            <text:p>2310.645</text:p>
          </table:table-cell>
          <table:table-cell table:number-columns-repeated="5"/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10.443" calcext:value-type="float">
            <text:p>2310.443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10.141" calcext:value-type="float">
            <text:p>2310.141</text:p>
          </table:table-cell>
          <table:table-cell table:number-columns-repeated="5"/>
        </table:table-row>
        <table:table-row table:style-name="ro1">
          <table:table-cell office:value-type="float" office:value="2311.047" calcext:value-type="float">
            <text:p>2311.047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0.846" calcext:value-type="float">
            <text:p>2310.846</text:p>
          </table:table-cell>
          <table:table-cell table:number-columns-repeated="5"/>
        </table:table-row>
        <table:table-row table:style-name="ro1">
          <table:table-cell office:value-type="float" office:value="2310.141" calcext:value-type="float">
            <text:p>2310.141</text:p>
          </table:table-cell>
          <table:table-cell table:number-columns-repeated="5"/>
        </table:table-row>
        <table:table-row table:style-name="ro1">
          <table:table-cell office:value-type="float" office:value="2310.242" calcext:value-type="float">
            <text:p>2310.242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11.249" calcext:value-type="float">
            <text:p>2311.249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10.544" calcext:value-type="float">
            <text:p>2310.544</text:p>
          </table:table-cell>
          <table:table-cell table:number-columns-repeated="5"/>
        </table:table-row>
        <table:table-row table:style-name="ro1">
          <table:table-cell office:value-type="float" office:value="2310.745" calcext:value-type="float">
            <text:p>2310.745</text:p>
          </table:table-cell>
          <table:table-cell table:number-columns-repeated="5"/>
        </table:table-row>
        <table:table-row table:style-name="ro1">
          <table:table-cell office:value-type="float" office:value="2311.249" calcext:value-type="float">
            <text:p>2311.249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11.148" calcext:value-type="float">
            <text:p>2311.148</text:p>
          </table:table-cell>
          <table:table-cell table:number-columns-repeated="5"/>
        </table:table-row>
        <table:table-row table:style-name="ro1">
          <table:table-cell office:value-type="float" office:value="2310.846" calcext:value-type="float">
            <text:p>2310.8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45:27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4:00:16.437000000</dc:date>
    <meta:editing-duration>PT1H42M42S</meta:editing-duration>
    <meta:editing-cycles>29</meta:editing-cycles>
    <meta:document-statistic meta:table-count="1" meta:cell-count="1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37cm" svg:height="9.006cm" xlink:href=".." xlink:type="simple" chart:class="chart:line" chart:style-name="ch1">
        <chart:legend chart:legend-position="end" svg:x="18.185cm" svg:y="4.204cm" style:legend-expansion="high" chart:style-name="ch2"/>
        <chart:plot-area chart:style-name="ch3" table:cell-range-address="Sheet1.A21:Sheet1.A38" svg:x="0.42cm" svg:y="0.18cm" svg:width="17.345cm" svg:height="8.646cm">
          <chartooo:coordinate-region svg:x="1.703cm" svg:y="0.379cm" svg:width="15.87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9918">
                <text:p>2.049918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9918">
                <text:p>2.04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9943">
                <text:p>2.049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9943">
                <text:p>2.049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9971">
                <text:p>2.04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0095">
                <text:p>2.05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0002">
                <text:p>2.05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50002">
                <text:p>2.0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9896">
                <text:p>2.049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9896">
                <text:p>2.049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9775">
                <text:p>2.049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9624">
                <text:p>2.049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9798">
                <text:p>2.049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9798">
                <text:p>2.049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9649">
                <text:p>2.049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9649">
                <text:p>2.0496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9473">
                <text:p>2.049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9473">
                <text:p>2.049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